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2dc" officeooo:paragraph-rsid="001fa2dc"/>
    </style:style>
    <style:style style:name="P2" style:family="paragraph" style:parent-style-name="Standard">
      <style:text-properties officeooo:rsid="00207220" officeooo:paragraph-rsid="00207220"/>
    </style:style>
    <style:style style:name="P3" style:family="paragraph" style:parent-style-name="Standard">
      <style:text-properties officeooo:rsid="0022051c" officeooo:paragraph-rsid="0022051c"/>
    </style:style>
    <style:style style:name="T1" style:family="text">
      <style:text-properties officeooo:rsid="00220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Planner</text:p>
      <text:p text:style-name="P1"/>
      <text:p text:style-name="P2">Features:</text:p>
      <text:p text:style-name="P2"><text:tab/>create a list of moments (moments are things you want to do in a week but the time can vary, ie <text:tab/><text:tab/><text:tab/>doing laundry or going to the gym)</text:p>
      <text:p text:style-name="P2"><text:tab/>define when moments are legal (ie mon-fri 9-5)</text:p>
      <text:p text:style-name="P2"><text:tab/>define how long moments last</text:p>
      <text:p text:style-name="P2"><text:tab/>define how often a moment should happen per week</text:p>
      <text:p text:style-name="P2"><text:tab/>define how much time needs to pass between a moment repeating</text:p>
      <text:p text:style-name="P2"><text:tab/>create commitments <text:span text:style-name="T1">(scheduled events that cannot be changed, ie appointments or work)</text:span></text:p>
      <text:p text:style-name="P3"><text:tab/>customizable notification system (per item or use a general default)</text:p>
      <text:p text:style-name="P3"><text:tab/>App schedules moments around commitments </text:p>
      <text:p text:style-name="P3"><text:tab/>items are taggable with things like ‘household’, ‘work’, or ‘health’</text:p>
      <text:p text:style-name="P3"><text:tab/>items may contain organizational things like check lists or running total calculators, for use with <text:tab/><text:tab/>things like a shopping list</text:p>
      <text:p text:style-name="P3"><text:tab/>bills can be inputed on due dates with payment details and options</text:p>
      <text:p text:style-name="P3"><text:tab/>has a running budget tracker, add money to household budget and money is deducted on bill due <text:tab/><text:tab/>dates and when items with a cost associated to them 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34:18.978387498</meta:creation-date>
    <dc:date>2017-06-23T20:56:51.698748492</dc:date>
    <meta:editing-duration>PT1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61" meta:character-count="960" meta:non-whitespace-character-count="793"/>
  </office:meta>
</office:document-meta>
</file>